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sup>
            <mi>E</mi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i/>
      </mrow>
      <mfenced open="∣" close="〉">
        <mrow>
          <msubsup>
            <mi>E</mi>
            <mi>n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</mrow>
      </mfenced>
      <mrow>
        <mi/>
        <mo stretchy="false">+</mo>
        <mi/>
      </mrow>
      <msubsup>
        <mi>G</mi>
        <mi>n</mi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bsup>
      <mi/>
      <msub>
        <mi>H</mi>
        <mn>1</mn>
      </msub>
      <mi/>
      <mfenced open="∣" close="〉">
        <mrow>
          <msubsup>
            <mi>E</mi>
            <mi>n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</mrow>
      </mfenced>
    </mrow>
    <annotation encoding="StarMath 5.0">left lline 
 E _n ^{(`+-`)} 
right rangle ~=~ 

left lline 
 E _n ^{(0)} 
right rangle ~+~ 

G _n ^{(`+-`)} ` H _1 ` 
left lline 
 E _n ^{(0)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02:50.653000000</meta:creation-date>
    <meta:generator>LibreOffice/4.1.4.2$Windows_x86 LibreOffice_project/0a0440ccc0227ad9829de5f46be37cfb6edcf72</meta:generator>
  </office:meta>
</office:document-meta>
</file>